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9" calcext:value-type="float">
            <text:p>0.3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1" calcext:value-type="float">
            <text:p>0.3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07" calcext:value-type="float">
            <text:p>0.07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38" calcext:value-type="float">
            <text:p>0.38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" calcext:value-type="float">
            <text:p>0.1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05" calcext:value-type="float">
            <text:p>0.05</text:p>
          </table:table-cell>
          <table:table-cell table:style-name="ce4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5" calcext:value-type="float">
            <text:p>0.50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8" calcext:value-type="float">
            <text:p>0.8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2" calcext:value-type="float">
            <text:p>0.8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8" calcext:value-type="float">
            <text:p>0.8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8" calcext:value-type="float">
            <text:p>0.7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" calcext:value-type="float">
            <text:p>0.8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8" calcext:value-type="float">
            <text:p>0.8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7" calcext:value-type="float">
            <text:p>0.87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9" calcext:value-type="float">
            <text:p>0.59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44" calcext:value-type="float">
            <text:p>0.4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6" calcext:value-type="float">
            <text:p>0.56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8" calcext:value-type="float">
            <text:p>0.5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5" calcext:value-type="float">
            <text:p>0.6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62" calcext:value-type="float">
            <text:p>0.6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71" calcext:value-type="float">
            <text:p>0.7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2" calcext:value-type="float">
            <text:p>0.6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4" calcext:value-type="float">
            <text:p>0.7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65" calcext:value-type="float">
            <text:p>0.6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1" calcext:value-type="float">
            <text:p>0.7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7" calcext:value-type="float">
            <text:p>0.3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38" calcext:value-type="float">
            <text:p>0.3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4" calcext:value-type="float">
            <text:p>0.6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9" calcext:value-type="float">
            <text:p>0.5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57" calcext:value-type="float">
            <text:p>0.5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8" calcext:value-type="float">
            <text:p>0.68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7" calcext:value-type="float">
            <text:p>0.1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9" calcext:value-type="float">
            <text:p>0.2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34" calcext:value-type="float">
            <text:p>0.3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6" calcext:value-type="float">
            <text:p>0.2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28" calcext:value-type="float">
            <text:p>0.2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2" calcext:value-type="float">
            <text:p>0.32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2" calcext:value-type="float">
            <text:p>0.1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2" calcext:value-type="float">
            <text:p>0.2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2" calcext:value-type="float">
            <text:p>0.1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6" calcext:value-type="float">
            <text:p>0.1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3" calcext:value-type="float">
            <text:p>0.30</text:p>
          </table:table-cell>
          <table:table-cell table:style-name="ce4" office:value-type="float" office:value="0.14" calcext:value-type="float">
            <text:p>0.1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6" calcext:value-type="float">
            <text:p>0.16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